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84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260.36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48.61pt"/>
    </style:style>
    <style:style style:name="co7" style:family="table-column">
      <style:table-column-properties fo:break-before="auto" style:column-width="56.81pt"/>
    </style:style>
    <style:style style:name="co8" style:family="table-column">
      <style:table-column-properties fo:break-before="auto" style:column-width="92.64pt"/>
    </style:style>
    <style:style style:name="co9" style:family="table-column">
      <style:table-column-properties fo:break-before="auto" style:column-width="91.3pt"/>
    </style:style>
    <style:style style:name="ro1" style:family="table-row">
      <style:table-row-properties style:row-height="35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 style:data-style-name="N124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Const-Insn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46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ce31"/>
        <table:table-column table:style-name="co1" table:default-cell-style-name="Default"/>
        <table:table-column table:style-name="co1" table:default-cell-style-name="ce46"/>
        <table:table-column table:style-name="co1" table:number-columns-repeated="2" table:default-cell-style-name="ce58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4" table:default-cell-style-name="Default"/>
        <table:table-row table:style-name="ro1">
          <table:table-cell table:style-name="ce36" office:value-type="string" calcext:value-type="string">
            <text:p>Opcode</text:p>
          </table:table-cell>
          <table:table-cell table:style-name="ce36" office:value-type="string" calcext:value-type="string">
            <text:p>Format type</text:p>
          </table:table-cell>
          <table:table-cell table:style-name="ce36" office:value-type="string" calcext:value-type="string">
            <text:p>Format Value</text:p>
          </table:table-cell>
          <table:table-cell table:style-name="ce36" office:value-type="string" calcext:value-type="string">
            <text:p>Other field</text:p>
          </table:table-cell>
          <table:table-cell table:style-name="ce36" office:value-type="string" calcext:value-type="string">
            <text:p>Value</text:p>
          </table:table-cell>
          <table:table-cell table:style-name="ce36" office:value-type="string" calcext:value-type="string">
            <text:p>Operation</text:p>
          </table:table-cell>
          <table:table-cell table:style-name="ce47" office:value-type="string" calcext:value-type="string">
            <text:p>Sparc V8 Manual main description page</text:p>
          </table:table-cell>
          <table:table-cell table:style-name="ce47" office:value-type="string" calcext:value-type="string">
            <text:p>Sparc V8 Manual main description Chapter reference</text:p>
          </table:table-cell>
          <table:table-cell table:style-name="ce36" office:value-type="string" calcext:value-type="string">
            <text:p>Insn Category</text:p>
          </table:table-cell>
          <table:table-cell table:style-name="ce36" office:value-type="string" calcext:value-type="string">
            <text:p>Insn Category Index</text:p>
          </table:table-cell>
          <table:table-cell table:style-name="ce36" office:value-type="string" calcext:value-type="string">
            <text:p>Format Index</text:p>
          </table:table-cell>
          <table:table-cell table:style-name="ce30" office:value-type="string" calcext:value-type="string">
            <text:p>Processing Status</text:p>
          </table:table-cell>
          <table:table-cell table:style-name="ce30" office:value-type="string" calcext:value-type="string">
            <text:p>Privilege</text:p>
          </table:table-cell>
          <table:table-cell table:style-name="ce36" office:value-type="string" calcext:value-type="string">
            <text:p>Notes</text:p>
          </table:table-cell>
          <table:table-cell table:style-name="ce47" office:value-type="string" calcext:value-type="string">
            <text:p>Register Type, if any</text:p>
          </table:table-cell>
          <table:table-cell table:style-name="ce36" office:value-type="string" calcext:value-type="string">
            <text:p>ASM Rator Syntax</text:p>
          </table:table-cell>
          <table:table-cell table:style-name="ce36" office:value-type="string" calcext:value-type="string">
            <text:p>Num Args</text:p>
          </table:table-cell>
          <table:table-cell table:style-name="ce61" office:value-type="string" calcext:value-type="string">
            <text:p>ASM Arg 1</text:p>
          </table:table-cell>
          <table:table-cell table:style-name="ce61" office:value-type="string" calcext:value-type="string">
            <text:p>ASM Arg 2</text:p>
          </table:table-cell>
          <table:table-cell table:style-name="ce61" office:value-type="string" calcext:value-type="string">
            <text:p>ASM Arg 3</text:p>
          </table:table-cell>
          <table:table-cell table:style-name="ce61" office:value-type="string" calcext:value-type="string">
            <text:p>ASM Arg 4</text:p>
          </table:table-cell>
          <table:table-cell table:style-name="ce61" office:value-type="string" calcext:value-type="string">
            <text:p>END</text:p>
          </table:table-cell>
          <table:table-cell table:style-name="ce61" table:number-columns-repeated="1002"/>
        </table:table-row>
        <table:table-row table:style-name="ro2">
          <table:table-cell office:value-type="string" calcext:value-type="string">
            <text:p>STB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2])" office:value-type="string" office:string-value="stba" calcext:value-type="string">
            <text:p>st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3])" office:value-type="string" office:string-value="stha" calcext:value-type="string">
            <text:p>sth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4])" office:value-type="string" office:string-value="sta" calcext:value-type="string">
            <text:p>s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A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 into Alternate spac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4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5])" office:value-type="string" office:string-value="stda " calcext:value-type="string">
            <text:p>st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ETHI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Set High-Order 22 bit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B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st22, %hi (value)</text:p>
          </table:table-cell>
          <table:table-cell office:value-type="string" calcext:value-type="string">
            <text:p>nr</text:p>
          </table:table-cell>
          <table:table-cell table:formula="of:=LOWER([.A6])" office:value-type="string" office:string-value="sethi" calcext:value-type="string">
            <text:p>seth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22</text:p>
          </table:table-cell>
          <table:table-cell office:value-type="string" calcext:value-type="string">
            <text:p>rd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NO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table:number-columns-repeated="2"/>
          <table:table-cell office:value-type="string" calcext:value-type="string">
            <text:p>No Operation, argument is ignored.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B1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23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 case of SETHI with rd = 0 and imm22=0</text:p>
          </table:table-cell>
          <table:table-cell office:value-type="string" calcext:value-type="string">
            <text:p>n</text:p>
          </table:table-cell>
          <table:table-cell table:formula="of:=LOWER([.A7])" office:value-type="string" office:string-value="nop" calcext:value-type="string">
            <text:p>n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8])" office:value-type="string" office:string-value="ba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9])" office:value-type="string" office:string-value="bn" calcext:value-type="string">
            <text:p>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0])" office:value-type="string" office:string-value="bne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1])" office:value-type="string" office:string-value="be" calcext:value-type="string">
            <text:p>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2])" office:value-type="string" office:string-value="b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3])" office:value-type="string" office:string-value="ble" calcext:value-type="string">
            <text:p>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4])" office:value-type="string" office:string-value="bge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5])" office:value-type="string" office:string-value="bl" calcext:value-type="string">
            <text:p>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6])" office:value-type="string" office:string-value="bgu" calcext:value-type="string">
            <text:p>bg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7])" office:value-type="string" office:string-value="bleu" calcext:value-type="string">
            <text:p>bl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8])" office:value-type="string" office:string-value="bcc" calcext:value-type="string">
            <text:p>b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19])" office:value-type="string" office:string-value="bcs" calcext:value-type="string">
            <text:p>b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0])" office:value-type="string" office:string-value="bpos" calcext:value-type="string">
            <text:p>b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1])" office:value-type="string" office:string-value="bneg" calcext:value-type="string">
            <text:p>bn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2])" office:value-type="string" office:string-value="bvc" calcext:value-type="string">
            <text:p>bv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3])" office:value-type="string" office:string-value="bvs" calcext:value-type="string">
            <text:p>b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24])" office:value-type="string" office:string-value="fba" calcext:value-type="string">
            <text:p>f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5])" office:value-type="string" office:string-value="fbn" calcext:value-type="string">
            <text:p>f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6])" office:value-type="string" office:string-value="fbu" calcext:value-type="string">
            <text:p>fb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7])" office:value-type="string" office:string-value="fbg" calcext:value-type="string">
            <text:p>f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8])" office:value-type="string" office:string-value="fbug" calcext:value-type="string">
            <text:p>f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29])" office:value-type="string" office:string-value="fbl" calcext:value-type="string">
            <text:p>f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30])" office:value-type="string" office:string-value="fbul" calcext:value-type="string">
            <text:p>fb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31])" office:value-type="string" office:string-value="fblg" calcext:value-type="string">
            <text:p>fbl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32])" office:value-type="string" office:string-value="fbne" calcext:value-type="string">
            <text:p>fb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33])" office:value-type="string" office:string-value="fbe" calcext:value-type="string">
            <text:p>f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34])" office:value-type="string" office:string-value="fbue" calcext:value-type="string">
            <text:p>fb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35])" office:value-type="string" office:string-value="fbge" calcext:value-type="string">
            <text:p>fb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6])" office:value-type="string" office:string-value="fbuge" calcext:value-type="string">
            <text:p>fbu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7])" office:value-type="string" office:string-value="fble" calcext:value-type="string">
            <text:p>f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8])" office:value-type="string" office:string-value="fbule" calcext:value-type="string">
            <text:p>fbu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39])" office:value-type="string" office:string-value="fbo" calcext:value-type="string">
            <text:p>f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0])" office:value-type="string" office:string-value="cba" calcext:value-type="string">
            <text:p>c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1])" office:value-type="string" office:string-value="cbn" calcext:value-type="string">
            <text:p>cb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2])" office:value-type="string" office:string-value="cb3" calcext:value-type="string">
            <text:p>cb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3])" office:value-type="string" office:string-value="cb2" calcext:value-type="string">
            <text:p>cb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4])" office:value-type="string" office:string-value="cb23" calcext:value-type="string">
            <text:p>cb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5])" office:value-type="string" office:string-value="cb1" calcext:value-type="string">
            <text:p>cb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6])" office:value-type="string" office:string-value="cb13" calcext:value-type="string">
            <text:p>cb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7])" office:value-type="string" office:string-value="cb12" calcext:value-type="string">
            <text:p>cb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8])" office:value-type="string" office:string-value="cb123" calcext:value-type="string">
            <text:p>cb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49])" office:value-type="string" office:string-value="cb0" calcext:value-type="string">
            <text:p>cb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50])" office:value-type="string" office:string-value="cb03" calcext:value-type="string">
            <text:p>cb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51])" office:value-type="string" office:string-value="cb02" calcext:value-type="string">
            <text:p>cb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52])" office:value-type="string" office:string-value="cb023" calcext:value-type="string">
            <text:p>cb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53])" office:value-type="string" office:string-value="cb01" calcext:value-type="string">
            <text:p>cb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54])" office:value-type="string" office:string-value="cb013" calcext:value-type="string">
            <text:p>cb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0" calcext:value-type="float">
            <text:p>0000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LOWER([.A55])" office:value-type="string" office:string-value="cb012" calcext:value-type="string">
            <text:p>cb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ALL</text:p>
          </table:table-cell>
          <table:table-cell table:style-name="ce31" office:value-type="string" calcext:value-type="string">
            <text:p>op</text:p>
          </table:table-cell>
          <table:table-cell table:style-name="ce35" office:value-type="float" office:value="1" calcext:value-type="float">
            <text:p>01</text:p>
          </table:table-cell>
          <table:table-cell table:style-name="ce35" table:number-columns-repeated="2"/>
          <table:table-cell office:value-type="string" calcext:value-type="string">
            <text:p>Call and Link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24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LOWER([.A56])" office:value-type="string" office:string-value="call" calcext:value-type="string">
            <text:p>c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30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NIMP</text:p>
          </table:table-cell>
          <table:table-cell table:style-name="ce31" office:value-type="string" calcext:value-type="string">
            <text:p>op2</text:p>
          </table:table-cell>
          <table:table-cell table:style-name="ce31" office:value-type="float" office:value="0" calcext:value-type="float">
            <text:p>0</text:p>
          </table:table-cell>
          <table:table-cell table:style-name="ce32" table:number-columns-repeated="2"/>
          <table:table-cell office:value-type="string" calcext:value-type="string">
            <text:p>Unimplemente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B31</text:p>
          </table:table-cell>
          <table:table-cell table:style-name="ce31"/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op25</text:p>
          </table:table-cell>
          <table:table-cell office:value-type="string" calcext:value-type="string">
            <text:p>raw</text:p>
          </table:table-cell>
          <table:table-cell office:value-type="float" office:value="1" calcext:value-type="float">
            <text:p>1</text:p>
          </table:table-cell>
          <table:table-cell table:style-name="ce31"/>
          <table:table-cell office:value-type="string" calcext:value-type="string">
            <text:p>n</text:p>
          </table:table-cell>
          <table:table-cell table:formula="of:=LOWER([.A57])" office:value-type="string" office:string-value="unimp" calcext:value-type="string">
            <text:p>un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t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" calcext:value-type="float">
            <text:p>00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8])" office:value-type="string" office:string-value="ldsb" calcext:value-type="string">
            <text:p>lds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59])" office:value-type="string" office:string-value="ldsh" calcext:value-type="string">
            <text:p>ld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Byt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0])" office:value-type="string" office:string-value="ldub" calcext:value-type="string">
            <text:p>ld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U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Unsigned Half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1])" office:value-type="string" office:string-value="lduh" calcext:value-type="string">
            <text:p>ldu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2])" office:value-type="string" office:string-value="ld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word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1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63])" office:value-type="string" office:string-value="ldd" calcext:value-type="string">
            <text:p>l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Floating-point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f</text:p>
          </table:table-cell>
          <table:table-cell office:value-type="string" calcext:value-type="string">
            <text:p>ld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f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Floating-point State Registe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f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0" calcext:value-type="float">
            <text:p>1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11" calcext:value-type="float">
            <text:p>1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Double Coprocessor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c</text:p>
          </table:table-cell>
          <table:table-cell office:value-type="string" calcext:value-type="string">
            <text:p>ld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cp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CSR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1" calcext:value-type="float">
            <text:p>1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Load Coprocessor State Register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3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g</text:p>
          </table:table-cell>
          <table:table-cell office:value-type="string" calcext:value-type="string">
            <text:p>ld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=%csr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By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70])" office:value-type="string" office:string-value="stb" calcext:value-type="string">
            <text:p>st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H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Half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71])" office:value-type="string" office:string-value="sth" calcext:value-type="string">
            <text:p>s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72])" office:value-type="string" office:string-value="st" calcext:value-type="string">
            <text:p>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wo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4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rn</text:p>
          </table:table-cell>
          <table:table-cell table:formula="of:=LOWER([.A73])" office:value-type="string" office:string-value="std" calcext:value-type="string">
            <text:p>st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74])" office:value-type="string" office:string-value="stf" calcext:value-type="string">
            <text:p>st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frn</text:p>
          </table:table-cell>
          <table:table-cell table:formula="of:=LOWER([.A75])" office:value-type="string" office:string-value="stdf" calcext:value-type="string">
            <text:p>std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f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F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Floating-point State Register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76])" office:value-type="string" office:string-value="stfsr" calcext:value-type="string">
            <text:p>stf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FQ 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Floating-point deferred-trap Queu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5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77])" office:value-type="string" office:string-value="stdfq " calcext:value-type="string">
            <text:p>stdfq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f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0" calcext:value-type="float">
            <text:p>1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78])" office:value-type="string" office:string-value="stc" calcext:value-type="string">
            <text:p>s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1" calcext:value-type="float">
            <text:p>1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crn</text:p>
          </table:table-cell>
          <table:table-cell table:formula="of:=LOWER([.A79])" office:value-type="string" office:string-value="stdc" calcext:value-type="string">
            <text:p>st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cprd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CS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1" calcext:value-type="float">
            <text:p>1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Coprocessor State Register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80])" office:value-type="string" office:string-value="stcsr" calcext:value-type="string">
            <text:p>stcs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sr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TDCQ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0" calcext:value-type="float">
            <text:p>1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tore Double Coprocessor Queu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B6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grn</text:p>
          </table:table-cell>
          <table:table-cell table:formula="of:=LOWER([.A81])" office:value-type="string" office:string-value="stdcq" calcext:value-type="string">
            <text:p>stdc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d=%cq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DST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" calcext:value-type="float">
            <text:p>00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tomic Load-Store Unsigned By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7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35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82])" office:value-type="string" office:string-value="ldstub" calcext:value-type="string">
            <text:p>ldst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" calcext:value-type="float">
            <text:p>0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83])" office:value-type="string" office:string-value="and" calcext:value-type="string">
            <text:p>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" calcext:value-type="float">
            <text:p>01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84])" office:value-type="string" office:string-value="andcc" calcext:value-type="string">
            <text:p>an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" calcext:value-type="float">
            <text:p>0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85])" office:value-type="string" office:string-value="andn" calcext:value-type="string">
            <text:p>and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ND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1" calcext:value-type="float">
            <text:p>01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nd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86])" office:value-type="string" office:string-value="andncc" calcext:value-type="string">
            <text:p>and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" calcext:value-type="float">
            <text:p>0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87])" office:value-type="string" office:string-value="or" calcext:value-type="string">
            <text:p>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" calcext:value-type="float">
            <text:p>01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88])" office:value-type="string" office:string-value="orcc" calcext:value-type="string">
            <text:p>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" calcext:value-type="float">
            <text:p>0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89])" office:value-type="string" office:string-value="orn" calcext:value-type="string">
            <text:p>or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ORN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0" calcext:value-type="float">
            <text:p>01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Inclusive Or Not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0])" office:value-type="string" office:string-value="orncc" calcext:value-type="string">
            <text:p>orn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" calcext:value-type="float">
            <text:p>0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1])" office:value-type="string" office:string-value="xor" calcext:value-type="string">
            <text:p>x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" calcext:value-type="float">
            <text:p>01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2])" office:value-type="string" office:string-value="xorcc" calcext:value-type="string">
            <text:p>x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" calcext:value-type="float">
            <text:p>0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3])" office:value-type="string" office:string-value="xnor" calcext:value-type="string">
            <text:p>xn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XNOR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1" calcext:value-type="float">
            <text:p>01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Exclusive Nor and modify icc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B11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4])" office:value-type="string" office:string-value="xnorcc" calcext:value-type="string">
            <text:p>xnor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L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1" calcext:value-type="float">
            <text:p>100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Lef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5])" office:value-type="string" office:string-value="sll" calcext:value-type="string">
            <text:p>s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0" calcext:value-type="float">
            <text:p>100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Logical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6])" office:value-type="string" office:string-value="srl" calcext:value-type="string">
            <text:p>sr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RA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11" calcext:value-type="float">
            <text:p>100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hift Right Arithmetic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12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7])" office:value-type="string" office:string-value="sra" calcext:value-type="string">
            <text:p>s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0" calcext:value-type="float">
            <text:p>0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8])" office:value-type="string" office:string-value="add" calcext:value-type="string">
            <text:p>a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" calcext:value-type="float">
            <text:p>01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99])" office:value-type="string" office:string-value="addcc" calcext:value-type="string">
            <text:p>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" calcext:value-type="float">
            <text:p>00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0])" office:value-type="string" office:string-value="addx" calcext:value-type="string">
            <text:p>add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DD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0" calcext:value-type="float">
            <text:p>0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Add with Carry and modify icc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13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1])" office:value-type="string" office:string-value="addxcc" calcext:value-type="string">
            <text:p>add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0" calcext:value-type="float">
            <text:p>100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 and modify ic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2])" office:value-type="string" office:string-value="taddcc" calcext:value-type="string">
            <text:p>tadd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DD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0" calcext:value-type="float">
            <text:p>100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Add, modify icc and Trap on Overflow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14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3])" office:value-type="string" office:string-value="taddcctv" calcext:value-type="string">
            <text:p>tadd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" calcext:value-type="float">
            <text:p>0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4])" office:value-type="string" office:string-value="sub" calcext:value-type="string">
            <text:p>su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0" calcext:value-type="float">
            <text:p>01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5])" office:value-type="string" office:string-value="subcc" calcext:value-type="string">
            <text:p>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0" calcext:value-type="float">
            <text:p>00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6])" office:value-type="string" office:string-value="subx" calcext:value-type="string">
            <text:p>sub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UBX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" calcext:value-type="float">
            <text:p>0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ubtract with Carry and modify ic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B15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7])" office:value-type="string" office:string-value="subxcc" calcext:value-type="string">
            <text:p>subx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01" calcext:value-type="float">
            <text:p>100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 and modify icc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8])" office:value-type="string" office:string-value="tsubcc" calcext:value-type="string">
            <text:p>tsub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SUBccT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011" calcext:value-type="float">
            <text:p>100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agged Subtract, modify icc and Trap on Overflow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16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09])" office:value-type="string" office:string-value="tsubcctv" calcext:value-type="string">
            <text:p>tsubcct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MULS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0100" calcext:value-type="float">
            <text:p>100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Multiply Step and modify icc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17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0])" office:value-type="string" office:string-value="mulscc" calcext:value-type="string">
            <text:p>muls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0" calcext:value-type="float">
            <text:p>00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1])" office:value-type="string" office:string-value="umul" calcext:value-type="string">
            <text:p>u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011" calcext:value-type="float">
            <text:p>00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2])" office:value-type="string" office:string-value="smul" calcext:value-type="string">
            <text:p>sm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0" calcext:value-type="float">
            <text:p>0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3])" office:value-type="string" office:string-value="umulcc" calcext:value-type="string">
            <text:p>u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MUL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011" calcext:value-type="float">
            <text:p>0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Multiply and modify icc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18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4])" office:value-type="string" office:string-value="smulcc" calcext:value-type="string">
            <text:p>smul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" calcext:value-type="float">
            <text:p>00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5])" office:value-type="string" office:string-value="udiv" calcext:value-type="string">
            <text:p>u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" calcext:value-type="float">
            <text:p>00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6])" office:value-type="string" office:string-value="sdiv" calcext:value-type="string">
            <text:p>sdi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U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" calcext:value-type="float">
            <text:p>0111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Un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7])" office:value-type="string" office:string-value="udivcc" calcext:value-type="string">
            <text:p>u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DIVcc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1" calcext:value-type="float">
            <text:p>0111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igned Integer Divide and modify ic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19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8])" office:value-type="string" office:string-value="sdivcc" calcext:value-type="string">
            <text:p>sdiv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AV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0" calcext:value-type="float">
            <text:p>1111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Sav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19])" office:value-type="string" office:string-value="save" calcext:value-type="string">
            <text:p>sa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STORE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101" calcext:value-type="float">
            <text:p>1111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store caller’s window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20</text:p>
          </table:table-cell>
          <table:table-cell table:style-name="ce31" office:value-type="string" calcext:value-type="string">
            <text:p>Integer Arith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20])" office:value-type="string" office:string-value="restore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Alway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21]); &quot;,a&quot;)" office:value-type="string" office:string-value="ba,a" calcext:value-type="string">
            <text:p>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Nev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22]); &quot;,a&quot;)" office:value-type="string" office:string-value="bn,a" calcext:value-type="string">
            <text:p>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ot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23]); &quot;,a&quot;)" office:value-type="string" office:string-value="bne,a" calcext:value-type="string">
            <text:p>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24]); &quot;,a&quot;)" office:value-type="string" office:string-value="be,a" calcext:value-type="string">
            <text:p>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25]); &quot;,a&quot;)" office:value-type="string" office:string-value="bg,a" calcext:value-type="string">
            <text:p>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26]); &quot;,a&quot;)" office:value-type="string" office:string-value="ble,a" calcext:value-type="string">
            <text:p>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or Equal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27]); &quot;,a&quot;)" office:value-type="string" office:string-value="bge,a" calcext:value-type="string">
            <text:p>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28]); &quot;,a&quot;)" office:value-type="string" office:string-value="bl,a" calcext:value-type="string">
            <text:p>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G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Greater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29]); &quot;,a&quot;)" office:value-type="string" office:string-value="bgu,a" calcext:value-type="string">
            <text:p>bg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E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Less or Equal Unsigne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30]); &quot;,a&quot;)" office:value-type="string" office:string-value="bleu,a" calcext:value-type="string">
            <text:p>ble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Clear (Greater than or Equal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31]); &quot;,a&quot;)" office:value-type="string" office:string-value="bcc,a" calcext:value-type="string">
            <text:p>bc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C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Carry Set (Less than, Unsigned)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32]); &quot;,a&quot;)" office:value-type="string" office:string-value="bcs,a" calcext:value-type="string">
            <text:p>bc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PO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Posi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33]); &quot;,a&quot;)" office:value-type="string" office:string-value="bpos,a" calcext:value-type="string">
            <text:p>bpo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NE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Negative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34]); &quot;,a&quot;)" office:value-type="string" office:string-value="bneg,a" calcext:value-type="string">
            <text:p>bne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C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Clear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35]); &quot;,a&quot;)" office:value-type="string" office:string-value="bvc,a" calcext:value-type="string">
            <text:p>bvc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VS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Branch on Overflow Set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21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36]); &quot;,a&quot;)" office:value-type="string" office:string-value="bvs,a" calcext:value-type="string">
            <text:p>bvs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Alway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37]); &quot;,a&quot;)" office:value-type="string" office:string-value="fba,a" calcext:value-type="string">
            <text:p>f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Nev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38]); &quot;,a&quot;)" office:value-type="string" office:string-value="fbn,a" calcext:value-type="string">
            <text:p>f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39]); &quot;,a&quot;)" office:value-type="string" office:string-value="fbu,a" calcext:value-type="string">
            <text:p>fbu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40]); &quot;,a&quot;)" office:value-type="string" office:string-value="fbg,a" calcext:value-type="string">
            <text:p>fb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41]); &quot;,a&quot;)" office:value-type="string" office:string-value="fbug,a" calcext:value-type="string">
            <text:p>fbu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42]); &quot;,a&quot;)" office:value-type="string" office:string-value="fbl,a" calcext:value-type="string">
            <text:p>fb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43]); &quot;,a&quot;)" office:value-type="string" office:string-value="fbul,a" calcext:value-type="string">
            <text:p>fbul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G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Great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44]); &quot;,a&quot;)" office:value-type="string" office:string-value="fblg,a" calcext:value-type="string">
            <text:p>fblg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N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Not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45]); &quot;,a&quot;)" office:value-type="string" office:string-value="fbne,a" calcext:value-type="string">
            <text:p>fbn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46]); &quot;,a&quot;)" office:value-type="string" office:string-value="fbe,a" calcext:value-type="string">
            <text:p>fb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47]); &quot;,a&quot;)" office:value-type="string" office:string-value="fbue,a" calcext:value-type="string">
            <text:p>fbu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table:style-name="ce47" office:value-type="string" calcext:value-type="string">
            <text:p>n</text:p>
          </table:table-cell>
          <table:table-cell table:formula="of:=CONCATENATE (LOWER([.A148]); &quot;,a&quot;)" office:value-type="string" office:string-value="fbge,a" calcext:value-type="string">
            <text:p>fb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G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Greater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49]); &quot;,a&quot;)" office:value-type="string" office:string-value="fbuge,a" calcext:value-type="string">
            <text:p>fbug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0]); &quot;,a&quot;)" office:value-type="string" office:string-value="fble,a" calcext:value-type="string">
            <text:p>fb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ULE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Unordered or Less or Equal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1]); &quot;,a&quot;)" office:value-type="string" office:string-value="fbule,a" calcext:value-type="string">
            <text:p>fbule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BO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FCC Branch on Ordere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22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2]); &quot;,a&quot;)" office:value-type="string" office:string-value="fbo,a" calcext:value-type="string">
            <text:p>fbo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A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0" calcext:value-type="float">
            <text:p>1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Alway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3]); &quot;,a&quot;)" office:value-type="string" office:string-value="cba,a" calcext:value-type="string">
            <text:p>cba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N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0" calcext:value-type="float">
            <text:p>00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Nev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4]); &quot;,a&quot;)" office:value-type="string" office:string-value="cbn,a" calcext:value-type="string">
            <text:p>cbn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" calcext:value-type="float">
            <text:p>0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5]); &quot;,a&quot;)" office:value-type="string" office:string-value="cb3,a" calcext:value-type="string">
            <text:p>cb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" calcext:value-type="float">
            <text:p>0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6]); &quot;,a&quot;)" office:value-type="string" office:string-value="cb2,a" calcext:value-type="string">
            <text:p>cb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" calcext:value-type="float">
            <text:p>0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7]); &quot;,a&quot;)" office:value-type="string" office:string-value="cb23,a" calcext:value-type="string">
            <text:p>cb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" calcext:value-type="float">
            <text:p>0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8]); &quot;,a&quot;)" office:value-type="string" office:string-value="cb1,a" calcext:value-type="string">
            <text:p>cb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" calcext:value-type="float">
            <text:p>0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59]); &quot;,a&quot;)" office:value-type="string" office:string-value="cb13,a" calcext:value-type="string">
            <text:p>cb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" calcext:value-type="float">
            <text:p>0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Great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60]); &quot;,a&quot;)" office:value-type="string" office:string-value="cb12,a" calcext:value-type="string">
            <text:p>cb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1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" calcext:value-type="float">
            <text:p>0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Not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61]); &quot;,a&quot;)" office:value-type="string" office:string-value="cb123,a" calcext:value-type="string">
            <text:p>cb1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01" calcext:value-type="float">
            <text:p>10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62]); &quot;,a&quot;)" office:value-type="string" office:string-value="cb0,a" calcext:value-type="string">
            <text:p>cb0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0" calcext:value-type="float">
            <text:p>10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63]); &quot;,a&quot;)" office:value-type="string" office:string-value="cb03,a" calcext:value-type="string">
            <text:p>cb0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011" calcext:value-type="float">
            <text:p>10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64]); &quot;,a&quot;)" office:value-type="string" office:string-value="cb02,a" calcext:value-type="string">
            <text:p>cb0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2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0" calcext:value-type="float">
            <text:p>110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Greater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65]); &quot;,a&quot;)" office:value-type="string" office:string-value="cb023,a" calcext:value-type="string">
            <text:p>cb02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01" calcext:value-type="float">
            <text:p>110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66]); &quot;,a&quot;)" office:value-type="string" office:string-value="cb01,a" calcext:value-type="string">
            <text:p>cb01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3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0" calcext:value-type="float">
            <text:p>1110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Unordered or Less or Equal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67]); &quot;,a&quot;)" office:value-type="string" office:string-value="cb013,a" calcext:value-type="string">
            <text:p>cb013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B012</text:p>
          </table:table-cell>
          <table:table-cell table:style-name="ce31" office:value-type="string" calcext:value-type="string">
            <text:p>op2</text:p>
          </table:table-cell>
          <table:table-cell table:style-name="ce33" office:value-type="float" office:value="1111" calcext:value-type="float">
            <text:p>1111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float" office:value="1" calcext:value-type="float">
            <text:p>0001</text:p>
          </table:table-cell>
          <table:table-cell office:value-type="string" calcext:value-type="string">
            <text:p>CCC Branch on Ordere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23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21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47"/>
          <table:table-cell table:style-name="ce47" office:value-type="string" calcext:value-type="string">
            <text:p>n</text:p>
          </table:table-cell>
          <table:table-cell table:formula="of:=CONCATENATE (LOWER([.A168]); &quot;,a&quot;)" office:value-type="string" office:string-value="cb012,a" calcext:value-type="string">
            <text:p>cb012,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p22</text:p>
          </table:table-cell>
          <table:table-cell table:number-columns-repeated="3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JMPL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0" calcext:value-type="float">
            <text:p>11100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Jump and Lin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25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2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r</text:p>
          </table:table-cell>
          <table:table-cell table:formula="of:=LOWER([.A169])" office:value-type="string" office:string-value="jmpl" calcext:value-type="string">
            <text:p>jmp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office:value-type="string" calcext:value-type="string">
            <text:p>rd</text:p>
          </table:table-cell>
          <table:table-cell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TT</text:p>
          </table:table-cell>
          <table:table-cell table:style-name="ce31" office:value-type="string" calcext:value-type="string">
            <text:p>op3</text:p>
          </table:table-cell>
          <table:table-cell table:style-name="ce32" office:value-type="float" office:value="111001" calcext:value-type="float">
            <text:p>11100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Return from Trap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B26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0])" office:value-type="string" office:string-value="rett" calcext:value-type="string">
            <text:p>ret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A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Alway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1])" office:value-type="string" office:string-value="ta" calcext:value-type="string">
            <text:p>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Nev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2])" office:value-type="string" office:string-value="tn" calcext:value-type="string">
            <text:p>t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ot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3])" office:value-type="string" office:string-value="tne" calcext:value-type="string">
            <text:p>t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4])" office:value-type="string" office:string-value="te" calcext:value-type="string">
            <text:p>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5])" office:value-type="string" office:string-value="tg" calcext:value-type="string">
            <text:p>t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6])" office:value-type="string" office:string-value="tle" calcext:value-type="string">
            <text:p>t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E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or Equal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7])" office:value-type="string" office:string-value="tge" calcext:value-type="string">
            <text:p>t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8])" office:value-type="string" office:string-value="tl" calcext:value-type="string">
            <text:p>t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G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Greater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79])" office:value-type="string" office:string-value="tgu" calcext:value-type="string">
            <text:p>tg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LEU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Less or Equal Unsigned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80])" office:value-type="string" office:string-value="tleu" calcext:value-type="string">
            <text:p>tle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Clear (Greater than or Equal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81])" office:value-type="string" office:string-value="tcc" calcext:value-type="string">
            <text:p>tc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C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Carry Set (Less Than, Unsigned)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82])" office:value-type="string" office:string-value="tcs" calcext:value-type="string">
            <text:p>t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PO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Posi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83])" office:value-type="string" office:string-value="tpos" calcext:value-type="string">
            <text:p>t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NEG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Negative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84])" office:value-type="string" office:string-value="tneg" calcext:value-type="string">
            <text:p>tne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C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Clear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85])" office:value-type="string" office:string-value="tvc" calcext:value-type="string">
            <text:p>tv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VS</text:p>
          </table:table-cell>
          <table:table-cell table:style-name="ce31" office:value-type="string" calcext:value-type="string">
            <text:p>op3</text:p>
          </table:table-cell>
          <table:table-cell table:style-name="ce33" office:value-type="float" office:value="111010" calcext:value-type="float">
            <text:p>111010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Trap on Overflow Se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B27</text:p>
          </table:table-cell>
          <table:table-cell table:style-name="ce31" office:value-type="string" calcext:value-type="string">
            <text:p>Control Transfer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op38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86])" office:value-type="string" office:string-value="tvs" calcext:value-type="string">
            <text:p>t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FLUSH</text:p>
          </table:table-cell>
          <table:table-cell table:style-name="ce31" office:value-type="string" calcext:value-type="string">
            <text:p>op3</text:p>
          </table:table-cell>
          <table:table-cell table:style-name="ce31" office:value-type="float" office:value="111011" calcext:value-type="float">
            <text:p>111011</text:p>
          </table:table-cell>
          <table:table-cell table:style-name="ce32" office:value-type="string" calcext:value-type="string">
            <text:p>i</text:p>
          </table:table-cell>
          <table:table-cell table:style-name="ce32" office:value-type="float" office:value="1" calcext:value-type="float">
            <text:p>000001</text:p>
          </table:table-cell>
          <table:table-cell office:value-type="string" calcext:value-type="string">
            <text:p>Flush Instruction Memory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32</text:p>
          </table:table-cell>
          <table:table-cell table:style-name="ce31" office:value-type="string" calcext:value-type="string">
            <text:p>Load/Store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op44</text:p>
          </table:table-cell>
          <table:table-cell office:value-type="string" calcext:value-type="string">
            <text:p>raw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string" calcext:value-type="string">
            <text:p>rn</text:p>
          </table:table-cell>
          <table:table-cell table:formula="of:=LOWER([.A187])" office:value-type="string" office:string-value="flush" calcext:value-type="string">
            <text:p>flu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s1</text:p>
          </table:table-cell>
          <table:table-cell office:value-type="string" calcext:value-type="string">
            <text:p>sign_ext (simm13)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number-columns-repeated="1002"/>
        </table:table-row>
        <table:table-row table:style-name="ro2" table:number-rows-repeated="52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11" table:number-columns-repeated="2"/>
          <table:table-cell table:number-columns-repeated="1016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0" loext:min-decimal-places="0" number:min-integer-digits="4"/>
    </number:number-style>
    <number:number-style style:name="N124">
      <number:number number:decimal-places="0" loext:min-decimal-places="0" number:min-integer-digits="2"/>
    </number:number-style>
    <number:number-style style:name="N125">
      <number:number number:decimal-places="0" loext:min-decimal-places="0" number:min-integer-digits="6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scale-to="75%" style:table-centering="both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48:32.575499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5T15:50:57.377639925</dc:date>
    <meta:editing-duration>P3DT10H2M50S</meta:editing-duration>
    <meta:editing-cycles>333</meta:editing-cycles>
    <meta:generator>LibreOffice/6.0.7.3$Linux_X86_64 LibreOffice_project/00m0$Build-3</meta:generator>
    <meta:document-statistic meta:table-count="1" meta:cell-count="3518" meta:object-count="0"/>
  </office:meta>
</office:document-meta>
</file>